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2.704cm" table:align="left"/>
    </style:style>
    <style:style style:name="Tabela1.A" style:family="table-column">
      <style:table-column-properties style:column-width="4.546cm"/>
    </style:style>
    <style:style style:name="Tabela1.B" style:family="table-column">
      <style:table-column-properties style:column-width="8.158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P1" style:family="paragraph" style:parent-style-name="Standard">
      <style:text-properties officeooo:rsid="0003a581" officeooo:paragraph-rsid="0003a581"/>
    </style:style>
    <style:style style:name="P2" style:family="paragraph" style:parent-style-name="Standard">
      <style:text-properties officeooo:rsid="000523bf" officeooo:paragraph-rsid="000523bf"/>
    </style:style>
    <style:style style:name="P3" style:family="paragraph" style:parent-style-name="Standard">
      <style:text-properties officeooo:rsid="00066d53" officeooo:paragraph-rsid="00066d53"/>
    </style:style>
    <style:style style:name="P4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22863a"/>
    </style:style>
    <style:style style:name="T2" style:family="text">
      <style:text-properties fo:color="#6f42c1"/>
    </style:style>
    <style:style style:name="T3" style:family="text">
      <style:text-properties fo:color="#032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product htm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<text:bookmark text:name="LC1"/>{% extends 'base.html' %}<text:bookmark text:name="L2"/></text:p>
          </table:table-cell>
          <table:table-cell table:style-name="Tabela1.B1" office:value-type="string">
            <text:p text:style-name="P5"/>
          </table:table-cell>
        </table:table-row>
        <table:table-row>
          <table:table-cell table:style-name="Tabela1.A1" office:value-type="string">
            <text:p text:style-name="P5"><text:bookmark text:name="LC2"/></text:p>
          </table:table-cell>
          <table:table-cell table:style-name="Tabela1.A1" office:value-type="string">
            <text:p text:style-name="P4">{% block title %} Dodaj produkt {% endblock %}<text:bookmark text:name="L3"/></text:p>
          </table:table-cell>
        </table:table-row>
        <table:table-row>
          <table:table-cell table:style-name="Tabela1.A1" office:value-type="string">
            <text:p text:style-name="P5"><text:bookmark text:name="LC3"/></text:p>
          </table:table-cell>
          <table:table-cell table:style-name="Tabela1.A1" office:value-type="string">
            <text:p text:style-name="P4">{% block content %}<text:bookmark text:name="L4"/></text:p>
          </table:table-cell>
        </table:table-row>
        <table:table-row>
          <table:table-cell table:style-name="Tabela1.A1" office:value-type="string">
            <text:p text:style-name="P5"><text:bookmark text:name="LC4"/></text:p>
          </table:table-cell>
          <table:table-cell table:style-name="Tabela1.A1" office:value-type="string">
            <text:p text:style-name="P4">&lt;<text:span text:style-name="T1">form</text:span> <text:span text:style-name="T2">method</text:span>=<text:span text:style-name="T3">"POST"</text:span>&gt;<text:bookmark text:name="L5"/></text:p>
          </table:table-cell>
        </table:table-row>
        <table:table-row>
          <table:table-cell table:style-name="Tabela1.A1" office:value-type="string">
            <text:p text:style-name="P5"><text:bookmark text:name="LC5"/></text:p>
          </table:table-cell>
          <table:table-cell table:style-name="Tabela1.A1" office:value-type="string">
            <text:p text:style-name="P4">{% csrf_token %}<text:bookmark text:name="L6"/></text:p>
          </table:table-cell>
        </table:table-row>
        <table:table-row>
          <table:table-cell table:style-name="Tabela1.A1" office:value-type="string">
            <text:p text:style-name="P5"><text:bookmark text:name="LC6"/></text:p>
          </table:table-cell>
          <table:table-cell table:style-name="Tabela1.A1" office:value-type="string">
            <text:p text:style-name="P4">&lt;<text:span text:style-name="T1">ul</text:span>&gt; {{ form.as_ul }}<text:bookmark text:name="L7"/></text:p>
          </table:table-cell>
        </table:table-row>
        <table:table-row>
          <table:table-cell table:style-name="Tabela1.A1" office:value-type="string">
            <text:p text:style-name="P5"><text:bookmark text:name="LC7"/></text:p>
          </table:table-cell>
          <table:table-cell table:style-name="Tabela1.A1" office:value-type="string">
            <text:p text:style-name="P4">&lt;<text:span text:style-name="T1">input</text:span> <text:span text:style-name="T2">type</text:span>=<text:span text:style-name="T3">"submit"</text:span> <text:span text:style-name="T2">value</text:span>=<text:span text:style-name="T3">"Zapisz"</text:span>&gt;&lt;/<text:span text:style-name="T1">ul</text:span>&gt;<text:bookmark text:name="L8"/></text:p>
          </table:table-cell>
        </table:table-row>
        <table:table-row>
          <table:table-cell table:style-name="Tabela1.A1" office:value-type="string">
            <text:p text:style-name="P5"><text:bookmark text:name="LC8"/></text:p>
          </table:table-cell>
          <table:table-cell table:style-name="Tabela1.A1" office:value-type="string">
            <text:p text:style-name="P4">&lt;/<text:span text:style-name="T1">form</text:span>&gt;<text:bookmark text:name="L9"/></text:p>
          </table:table-cell>
        </table:table-row>
        <table:table-row>
          <table:table-cell table:style-name="Tabela1.A1" office:value-type="string">
            <text:p text:style-name="P5"><text:bookmark text:name="LC9"/></text:p>
          </table:table-cell>
          <table:table-cell table:style-name="Tabela1.A1" office:value-type="string">
            <text:p text:style-name="P4">{% endblock %}</text:p>
          </table:table-cell>
        </table:table-row>
      </table:table>
      <text:p text:style-name="Standard"/>
      <text:p text:style-name="Standard"/>
      <text:p text:style-name="Standard"/>
      <text:p text:style-name="P2">base.html</text:p>
      <text:p text:style-name="P2"/>
      <text:p text:style-name="P2">&lt;!doctype html&gt;</text:p>
      <text:p text:style-name="P2"/>
      <text:p text:style-name="P2">&lt;html&gt;</text:p>
      <text:p text:style-name="P2">&lt;head&gt;</text:p>
      <text:p text:style-name="P2"><text:s text:c="4"/>&lt;meta charset="UTF-8"&gt;</text:p>
      <text:p text:style-name="P2"><text:s text:c="4"/>&lt;title&gt;{% block title %} tytuł {% <text:s/>endblock %}&lt;/title&gt;</text:p>
      <text:p text:style-name="P2">&lt;/head&gt;</text:p>
      <text:p text:style-name="P2">&lt;body&gt;</text:p>
      <text:p text:style-name="P2"><text:s text:c="8"/>{% block content %}</text:p>
      <text:p text:style-name="P2"><text:s text:c="10"/>nadpisz mnie</text:p>
      <text:p text:style-name="P2"><text:s text:c="8"/>{% endblock %}</text:p>
      <text:p text:style-name="P2">&lt;/body&gt;</text:p>
      <text:p text:style-name="P2">&lt;/html&gt;</text:p>
      <text:p text:style-name="P2">--------------------------------</text:p>
      <text:p text:style-name="P2">product.html</text:p>
      <text:p text:style-name="P2"/>
      <text:p text:style-name="P2">{% extends 'base.html' %}</text:p>
      <text:p text:style-name="P2">{% block title %} Produkt {% endblock %}</text:p>
      <text:p text:style-name="P2">{% block content %}</text:p>
      <text:p text:style-name="P2">&lt;ul&gt;</text:p>
      <text:p text:style-name="P2">&lt;li&gt;Nazwa: {{ product.name }}&lt;/li&gt;</text:p>
      <text:p text:style-name="P2">&lt;li&gt;Opis: {{ product.description }}&lt;/li&gt;</text:p>
      <text:p text:style-name="P2">&lt;li&gt;Cena: {{ product.price }}&lt;/li&gt;</text:p>
      <text:p text:style-name="P2">&lt;li&gt;Dostępność: {{ product.available }}&lt;/li&gt;</text:p>
      <text:p text:style-name="P2">&lt;li&gt;Data dodania: {{ product.added_date }} &lt;/li&gt;</text:p>
      <text:p text:style-name="P2">&lt;li&gt;Kategorie:</text:p>
      <text:p text:style-name="P2"><text:s text:c="4"/>&lt;ul&gt;</text:p>
      <text:p text:style-name="P2"><text:s text:c="4"/>{% for category in categories %}</text:p>
      <text:p text:style-name="P2"><text:s text:c="8"/>&lt;li&gt;{{ category }}&lt;/li&gt;</text:p>
      <text:p text:style-name="P2"><text:s text:c="4"/>{% endfor %}</text:p>
      <text:p text:style-name="P2"><text:s text:c="4"/>&lt;/ul&gt;</text:p>
      <text:p text:style-name="P2">&lt;/li&gt;</text:p>
      <text:p text:style-name="P2">&lt;/ul&gt;</text:p>
      <text:p text:style-name="P2">{% endblock %} </text:p>
      <text:p text:style-name="P2"><text:soft-page-break/></text:p>
      <text:p text:style-name="P2">products.html</text:p>
      <text:p text:style-name="P2">{% extends 'base.html' %}</text:p>
      <text:p text:style-name="P2">{% block title %} Lista produktów {% endblock %}</text:p>
      <text:p text:style-name="P2">{% block content %}</text:p>
      <text:p text:style-name="P2">&lt;h1&gt; Lista produktów&lt;/h1&gt;</text:p>
      <text:p text:style-name="P2">{% for product in products %}</text:p>
      <text:p text:style-name="P2"><text:s text:c="4"/>&lt;p&gt;&lt;strong&gt;{{ product.name }}&lt;/strong&gt;"</text:p>
      <text:p text:style-name="P2"><text:s text:c="4"/>&lt;br&gt;Cena: {{ product.price }} zł"</text:p>
      <text:p text:style-name="P2"><text:s text:c="8"/>&lt;br&gt;{{ product.description }}&lt;/p&gt;</text:p>
      <text:p text:style-name="P2">{% endfor %}</text:p>
      <text:p text:style-name="P2"><text:s text:c="4"/>&lt;a href="{% url 'add-product' %}"&gt;Dodaj produkt&lt;/a&gt;</text:p>
      <text:p text:style-name="P2"/>
      <text:p text:style-name="P2">{% endblock %}</text:p>
      <text:p text:style-name="P2"/>
      <text:p text:style-name="P2">---------------------------</text:p>
      <text:p text:style-name="P2">forms.py</text:p>
      <text:p text:style-name="P2"><text:s/></text:p>
      <text:p text:style-name="P2">from django import forms</text:p>
      <text:p text:style-name="P2"/>
      <text:p text:style-name="P2"/>
      <text:p text:style-name="P2">class AddProductForm(forms.Form):</text:p>
      <text:p text:style-name="P2"><text:s text:c="4"/>name = forms.CharField(label='Podaj nazwę produktu', max_length=50)</text:p>
      <text:p text:style-name="P2"><text:s text:c="4"/>description = forms.CharField(label='Podaj jego opis', max_length=250)</text:p>
      <text:p text:style-name="P2"><text:s text:c="4"/>price = forms.FloatField(label='Podaj cenę')</text:p>
      <text:p text:style-name="P2"><text:s text:c="4"/>available = forms.BooleanField(label='Czy jest dostępny')</text:p>
      <text:p text:style-name="P2">---------------------------------------</text:p>
      <text:p text:style-name="P2">models.py</text:p>
      <text:p text:style-name="P2"/>
      <text:p text:style-name="P2"><text:s/></text:p>
      <text:p text:style-name="P2">from django.db import models</text:p>
      <text:p text:style-name="P2"/>
      <text:p text:style-name="P2"/>
      <text:p text:style-name="P2"># Create your models here.</text:p>
      <text:p text:style-name="P2"><text:bookmark-start text:name="__DdeLink__4561_3884856066"/>class Product(models.Model):</text:p>
      <text:p text:style-name="P2"><text:s text:c="4"/>name = models.CharField(max_length=64)</text:p>
      <text:p text:style-name="P2"><text:s text:c="4"/>description = models.TextField()</text:p>
      <text:p text:style-name="P2"><text:s text:c="4"/>price = models.FloatField()</text:p>
      <text:p text:style-name="P2"><text:s text:c="4"/>available = models.BooleanField(default=True)</text:p>
      <text:p text:style-name="P2"><text:s text:c="4"/>added_date = models.DateField(auto_now_add=True)</text:p>
      <text:p text:style-name="P2"/>
      <text:p text:style-name="P2"><text:s text:c="4"/>def __str__(self):</text:p>
      <text:p text:style-name="P2"><text:s text:c="8"/>return self.name<text:bookmark-end text:name="__DdeLink__4561_3884856066"/></text:p>
      <text:p text:style-name="P2"/>
      <text:p text:style-name="P2"/>
      <text:p text:style-name="P2">class Category(models.Model):</text:p>
      <text:p text:style-name="P2"><text:s text:c="4"/>name = models.CharField(max_length=64)</text:p>
      <text:p text:style-name="P2"><text:s text:c="4"/>products = models.ManyToManyField(Product, through='ProdCate')</text:p>
      <text:p text:style-name="P2"/>
      <text:p text:style-name="P2"><text:s text:c="4"/>def __str__(self):</text:p>
      <text:p text:style-name="P2"><text:s text:c="8"/>return self.name</text:p>
      <text:p text:style-name="P2"/>
      <text:p text:style-name="P2"><text:soft-page-break/></text:p>
      <text:p text:style-name="P2">class ProdCate(models.Model):</text:p>
      <text:p text:style-name="P2"><text:s text:c="4"/>product_name = models.ForeignKey(Product, on_delete=models.CASCADE)</text:p>
      <text:p text:style-name="P2"><text:s text:c="4"/>category_name = models.ForeignKey(Category, on_delete=models.CASCADE)</text:p>
      <text:p text:style-name="P2"/>
      <text:p text:style-name="P2">--------------------------------------------------------------------------</text:p>
      <text:p text:style-name="P2"/>
      <text:p text:style-name="P2">views.py</text:p>
      <text:p text:style-name="P2"/>
      <text:p text:style-name="P2">from django.views import View</text:p>
      <text:p text:style-name="P2">from django.shortcuts import render, redirect</text:p>
      <text:p text:style-name="P2">from .models import Product, Category</text:p>
      <text:p text:style-name="P2">from .forms import AddProductForm</text:p>
      <text:p text:style-name="P2">from django.contrib.auth.mixins import PermissionRequiredMixin</text:p>
      <text:p text:style-name="P2"/>
      <text:p text:style-name="P2"/>
      <text:p text:style-name="P2">class ExamView(View):</text:p>
      <text:p text:style-name="P2"/>
      <text:p text:style-name="P2"><text:s text:c="4"/>def get(self, request):</text:p>
      <text:p text:style-name="P2"><text:s text:c="8"/>products = Product.objects.all()</text:p>
      <text:p text:style-name="P2"><text:s text:c="8"/>return render(request, 'products.html', {'products': products})</text:p>
      <text:p text:style-name="P2"/>
      <text:p text:style-name="P2"/>
      <text:p text:style-name="P2">class ProductView(PermissionRequiredMixin,View):</text:p>
      <text:p text:style-name="P2"><text:s text:c="4"/>permission_required = 'add_product'</text:p>
      <text:p text:style-name="P2"/>
      <text:p text:style-name="P2"><text:s text:c="4"/>def get(self, request, id):</text:p>
      <text:p text:style-name="P2"><text:s text:c="8"/>product = Product.objects.get(id=id)</text:p>
      <text:p text:style-name="P2"><text:s text:c="8"/>categories = Category.objects.all()</text:p>
      <text:p text:style-name="P2"><text:s text:c="8"/>return render(request, 'product.html', {'product': product, 'categories': categories})</text:p>
      <text:p text:style-name="P2"/>
      <text:p text:style-name="P2"/>
      <text:p text:style-name="P2">class AddProductView(View):</text:p>
      <text:p text:style-name="P2"/>
      <text:p text:style-name="P2"><text:s text:c="4"/>def get(self, request):</text:p>
      <text:p text:style-name="P2"><text:s text:c="8"/>form = AddProductForm()</text:p>
      <text:p text:style-name="P2"><text:s text:c="8"/>return render(request, 'add_product.html', {'form': form})</text:p>
      <text:p text:style-name="P2"/>
      <text:p text:style-name="P2"><text:s text:c="4"/>def post(self, request):</text:p>
      <text:p text:style-name="P2"><text:s text:c="8"/>form = AddProductForm(request.POST)</text:p>
      <text:p text:style-name="P2"><text:s text:c="8"/>if form.is_valid():</text:p>
      <text:p text:style-name="P2"><text:s text:c="12"/>Product.objects.create(</text:p>
      <text:p text:style-name="P2"><text:s text:c="16"/>name=form.cleaned_data['name'],</text:p>
      <text:p text:style-name="P2"><text:s text:c="16"/>description=form.cleaned_data['description'],</text:p>
      <text:p text:style-name="P2"><text:s text:c="16"/>price=form.cleaned_data['price'],</text:p>
      <text:p text:style-name="P2"><text:s text:c="16"/>available=form.cleaned_data['available'],</text:p>
      <text:p text:style-name="P2"><text:s text:c="12"/>)</text:p>
      <text:p text:style-name="P2"><text:s text:c="12"/>return redirect('products')</text:p>
      <text:p text:style-name="P2"><text:s text:c="8"/>else:</text:p>
      <text:p text:style-name="P2"><text:s text:c="12"/>return render(request, 'add_product.html', {'form': form, 'error': True})</text:p>
      <text:p text:style-name="P2"/>
      <text:p text:style-name="P2"/>
      <text:p text:style-name="P2"><text:soft-page-break/>urls.py</text:p>
      <text:p text:style-name="P2"/>
      <text:p text:style-name="P2"><text:s/></text:p>
      <text:p text:style-name="P2">"""exam URL Configuration</text:p>
      <text:p text:style-name="P2">The `urlpatterns` list routes URLs to views. For more information please see:</text:p>
      <text:p text:style-name="P2"><text:s text:c="4"/>https://docs.djangoproject.com/en/1.10/topics/http/urls/</text:p>
      <text:p text:style-name="P2">Examples:</text:p>
      <text:p text:style-name="P2">Function views</text:p>
      <text:p text:style-name="P2"><text:s text:c="4"/>1. Add an import: <text:s/>from my_app import views</text:p>
      <text:p text:style-name="P2"><text:s text:c="4"/>2. Add a URL to urlpatterns: <text:s/>url(r'^$', views.home, name='home')</text:p>
      <text:p text:style-name="P2">Class-based views</text:p>
      <text:p text:style-name="P2"><text:s text:c="4"/>1. Add an import: <text:s/>from other_app.views import Home</text:p>
      <text:p text:style-name="P2"><text:s text:c="4"/>2. Add a URL to urlpatterns: <text:s/>url(r'^$', Home.as_view(), name='home')</text:p>
      <text:p text:style-name="P2">Including another URLconf</text:p>
      <text:p text:style-name="P2"><text:s text:c="4"/>1. Import the include() function: from django.conf.urls import url, include</text:p>
      <text:p text:style-name="P2"><text:s text:c="4"/>2. Add a URL to urlpatterns: <text:s/>url(r'^blog/', include('blog.urls'))</text:p>
      <text:p text:style-name="P2">"""</text:p>
      <text:p text:style-name="P2">from django.conf.urls import url</text:p>
      <text:p text:style-name="P2">from django.contrib import admin</text:p>
      <text:p text:style-name="P2">from advanced_django.views import (</text:p>
      <text:p text:style-name="P2"><text:s text:c="4"/>ExamView,</text:p>
      <text:p text:style-name="P2"><text:s text:c="4"/>ProductView,</text:p>
      <text:p text:style-name="P2"><text:s text:c="4"/>AddProductView</text:p>
      <text:p text:style-name="P2">)</text:p>
      <text:p text:style-name="P2"/>
      <text:p text:style-name="P2">urlpatterns = [</text:p>
      <text:p text:style-name="P2"><text:s text:c="4"/>url(r'^admin/', admin.site.urls),</text:p>
      <text:p text:style-name="P2"><text:s text:c="4"/>url(r'^products/$', ExamView.as_view(), name='products'),</text:p>
      <text:p text:style-name="P2"><text:s text:c="4"/>url(r'^product/(?P&lt;id&gt;(\d)+)', ProductView.as_view(), name='product'),</text:p>
      <text:p text:style-name="P2"><text:s text:c="4"/>url(r'^add_product/', AddProductView.as_view(), name='add-product')</text:p>
      <text:p text:style-name="P2">]</text:p>
      <text:p text:style-name="P3">-------------------------------------------</text:p>
      <text:p text:style-name="P3">zadanie 5</text:p>
      <text:p text:style-name="P3"><text:s/></text:p>
      <text:p text:style-name="P3">import unittest</text:p>
      <text:p text:style-name="P3"/>
      <text:p text:style-name="P3"/>
      <text:p text:style-name="P3">def prime_factors(n):</text:p>
      <text:p text:style-name="P3"><text:s text:c="4"/>dividers = []</text:p>
      <text:p text:style-name="P3"><text:s text:c="4"/>try:</text:p>
      <text:p text:style-name="P3"/>
      <text:p text:style-name="P3"><text:s text:c="8"/>if n == 0:</text:p>
      <text:p text:style-name="P3"><text:s text:c="12"/>return None</text:p>
      <text:p text:style-name="P3"><text:s text:c="8"/>for i in range(1,n):</text:p>
      <text:p text:style-name="P3"><text:s text:c="12"/>if n % i == 0:</text:p>
      <text:p text:style-name="P3"><text:s text:c="16"/>dividers.append(i)</text:p>
      <text:p text:style-name="P3"><text:s text:c="12"/>i += 1</text:p>
      <text:p text:style-name="P3"><text:s text:c="4"/>except ValueError():</text:p>
      <text:p text:style-name="P3"><text:s text:c="8"/>TypeError()</text:p>
      <text:p text:style-name="P3"><text:s text:c="4"/>return dividers</text:p>
      <text:p text:style-name="P3"/>
      <text:p text:style-name="P3"/>
      <text:p text:style-name="P3"><text:soft-page-break/>class PrimeFactorsTest(unittest.TestCase):</text:p>
      <text:p text:style-name="P3"/>
      <text:p text:style-name="P3"><text:s text:c="4"/>def test_n_is_zero(self):</text:p>
      <text:p text:style-name="P3"><text:s text:c="8"/>return self.assertIsNone(prime_factors(0))</text:p>
      <text:p text:style-name="P3"/>
      <text:p text:style-name="P3"><text:s text:c="4"/>def test_n_is_string(self):</text:p>
      <text:p text:style-name="P3"><text:s text:c="8"/>with self.assertRaises(TypeError):</text:p>
      <text:p text:style-name="P3"><text:s text:c="12"/>prime_factors('dziesięć')</text:p>
      <text:p text:style-name="P3"/>
      <text:p text:style-name="P3"><text:s text:c="4"/>def test_order_dividers(self):</text:p>
      <text:p text:style-name="P3"><text:s text:c="8"/>return self.assertTrue(prime_factors(10) == [1,2,5])</text:p>
      <text:p text:style-name="P3"/>
      <text:p text:style-name="P3"/>
      <text:p text:style-name="P3">if __name__ == '__main__':</text:p>
      <text:p text:style-name="P3"><text:s text:c="4"/>unittest.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8:55:42.554964541</meta:creation-date>
    <dc:date>2019-10-09T19:22:19.318836191</dc:date>
    <meta:editing-duration>PT22H53M12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5" meta:paragraph-count="173" meta:word-count="522" meta:character-count="5488" meta:non-whitespace-character-count="4558"/>
  </office:meta>
</office:document-meta>
</file>